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3a8e" officeooo:paragraph-rsid="00003a8e"/>
    </style:style>
    <style:style style:name="P2" style:family="paragraph" style:parent-style-name="Table_20_Contents">
      <style:text-properties officeooo:rsid="00003a8e" officeooo:paragraph-rsid="00003a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Wert Wert Wert" text:name="ANY_VALUE"/>
        <text:user-field-decl office:value-type="string" office:string-value="FormatHint 1" text:name="STANDARD_FORMAT_HINT_1"/>
        <text:user-field-decl office:value-type="string" office:string-value="FormatHint 2" text:name="STANDARD_FORMAT_HINT_2"/>
        <text:user-field-decl office:value-type="string" office:string-value="FormatHint 3" text:name="STANDARD_FORMAT_HINT_3"/>
      </text:user-field-decls>
      <text:p text:style-name="P1">TEST VON StandardFormatHint.*</text:p>
      <text:p text:style-name="P1"/>
      <text:p text:style-name="P1">Dieser Absatz bleibt bestehen und hier „<text:user-field-get text:name="ANY_VALUE">Wert Wert Wert</text:user-field-get>“ wird ein normaler Wert eingesetzt.<text:user-field-get text:name="STANDARD_FORMAT_HINT_1">FormatHint 1</text:user-field-get></text:p>
      <text:p text:style-name="P1"/>
      <text:p text:style-name="P1">Auch in diesem Absatz wird hier „<text:user-field-get text:name="ANY_VALUE">Wert Wert Wert</text:user-field-get>“ ein Wert eingesetzt, aber der Absatz wird „versteckt“.<text:user-field-get text:name="STANDARD_FORMAT_HINT_2">FormatHint 2</text:user-field-get></text:p>
      <text:p text:style-name="P1"/>
      <text:p text:style-name="P1">Nun ja, dieser Absatz wird trotz Ersetzung hier „<text:user-field-get text:name="ANY_VALUE">Wert Wert Wert</text:user-field-get>“ verschwinden und aus dem Dokument gelöscht.<text:user-field-get text:name="STANDARD_FORMAT_HINT_3">FormatHint 3</text:user-field-get></text:p>
      <text:p text:style-name="P1"/>
      <text:p text:style-name="P1">Das ganze nun auch in einer Tabell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Absatz bleibt</text:p>
          </table:table-cell>
          <table:table-cell table:style-name="Table1.B1" office:value-type="string">
            <text:p text:style-name="P2">Absatz Wert „<text:user-field-get text:name="ANY_VALUE">Wert Wert Wert</text:user-field-get>“ Absatz Absatz<text:user-field-get text:name="STANDARD_FORMAT_HINT_1">FormatHint 1</text:user-field-get></text:p>
          </table:table-cell>
        </table:table-row>
        <table:table-row>
          <table:table-cell table:style-name="Table1.A2" office:value-type="string">
            <text:p text:style-name="P2">Absatz wird „versteckt“</text:p>
          </table:table-cell>
          <table:table-cell table:style-name="Table1.B2" office:value-type="string">
            <text:p text:style-name="P2">Absatz Wert „<text:user-field-get text:name="ANY_VALUE">Wert Wert Wert</text:user-field-get>“ Absatz Absatz<text:user-field-get text:name="STANDARD_FORMAT_HINT_2">FormatHint 2</text:user-field-get></text:p>
          </table:table-cell>
        </table:table-row>
        <table:table-row>
          <table:table-cell table:style-name="Table1.A2" office:value-type="string">
            <text:p text:style-name="P2">Absatz wird entfernt</text:p>
          </table:table-cell>
          <table:table-cell table:style-name="Table1.B2" office:value-type="string">
            <text:p text:style-name="P2">Absatz Wert „<text:user-field-get text:name="ANY_VALUE">Wert Wert Wert</text:user-field-get>“ Absatz Absatz<text:user-field-get text:name="STANDARD_FORMAT_HINT_3">FormatHint 3</text:user-field-get></text:p>
          </table:table-cell>
        </table:table-row>
      </table:table>
      <text:p text:style-name="P1"/>
      <text:p text:style-name="P1">Jetzt machen wir zuerst die Formatierung und dann die Ersetzung:</text:p>
      <text:p text:style-name="P1"/>
      <text:p text:style-name="P1"><text:user-field-get text:name="STANDARD_FORMAT_HINT_1">FormatHint 1</text:user-field-get>Dieser Absatz bleibt bestehen und hier „<text:user-field-get text:name="ANY_VALUE">Wert Wert Wert</text:user-field-get>“ wird ein normaler Wert eingesetzt.</text:p>
      <text:p text:style-name="P1"/>
      <text:p text:style-name="P1"><text:user-field-get text:name="STANDARD_FORMAT_HINT_2">FormatHint 2</text:user-field-get>Auch in diesem Absatz wird hier „<text:user-field-get text:name="ANY_VALUE">Wert Wert Wert</text:user-field-get>“ ein Wert eingesetzt, aber der Absatz wird „versteckt“.</text:p>
      <text:p text:style-name="P1"/>
      <text:p text:style-name="P1"><text:user-field-get text:name="STANDARD_FORMAT_HINT_3">FormatHint 3</text:user-field-get>Nun ja, dieser Absatz wird trotz Ersetzung hier „<text:user-field-get text:name="ANY_VALUE">Wert Wert Wert</text:user-field-get>“ verschwinden und aus dem Dokument gelöscht.</text:p>
      <text:p text:style-name="P1"/>
      <text:p text:style-name="P1">Das ganze nun auch in einer Tabelle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Absatz bleibt</text:p>
          </table:table-cell>
          <table:table-cell table:style-name="Table2.B1" office:value-type="string">
            <text:p text:style-name="P2"><text:user-field-get text:name="STANDARD_FORMAT_HINT_1">FormatHint 1</text:user-field-get>Absatz Wert „<text:user-field-get text:name="ANY_VALUE">Wert Wert Wert</text:user-field-get>“ Absatz Absatz</text:p>
          </table:table-cell>
        </table:table-row>
        <table:table-row>
          <table:table-cell table:style-name="Table2.A2" office:value-type="string">
            <text:p text:style-name="P2">Absatz wird „versteckt“</text:p>
          </table:table-cell>
          <table:table-cell table:style-name="Table2.B2" office:value-type="string">
            <text:p text:style-name="P2"><text:user-field-get text:name="STANDARD_FORMAT_HINT_2">FormatHint 2</text:user-field-get>Absatz Wert „<text:user-field-get text:name="ANY_VALUE">Wert Wert Wert</text:user-field-get>“ Absatz Absatz</text:p>
          </table:table-cell>
        </table:table-row>
        <table:table-row>
          <table:table-cell table:style-name="Table2.A2" office:value-type="string">
            <text:p text:style-name="P2">Absatz wird entfernt</text:p>
          </table:table-cell>
          <table:table-cell table:style-name="Table2.B2" office:value-type="string">
            <text:p text:style-name="P2"><text:user-field-get text:name="STANDARD_FORMAT_HINT_3">FormatHint 3</text:user-field-get>Absatz Wert „<text:user-field-get text:name="ANY_VALUE">Wert Wert Wert</text:user-field-get>“ Absatz Absatz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14:51.724000000</meta:creation-date>
    <dc:date>2019-03-13T15:19:49.591000000</dc:date>
    <meta:editing-duration>PT4M58S</meta:editing-duration>
    <meta:editing-cycles>1</meta:editing-cycles>
    <meta:document-statistic meta:table-count="2" meta:image-count="0" meta:object-count="0" meta:page-count="1" meta:paragraph-count="22" meta:word-count="193" meta:character-count="1275" meta:non-whitespace-character-count="1104"/>
    <meta:generator>LibreOffice/5.3.7.2$Windows_X86_64 LibreOffice_project/6b8ed514a9f8b44d37a1b96673cbbdd077e24059</meta:generator>
  </office:meta>
</office:document-meta>
</file>